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Body_20_Text_20_Indent_20_3">
      <style:paragraph-properties fo:margin-top="0.212cm" fo:margin-bottom="0.212cm" loext:contextual-spacing="false"/>
    </style:style>
    <style:style style:name="P2" style:family="paragraph" style:parent-style-name="List_20_Paragraph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3" style:family="paragraph" style:parent-style-name="List_20_Paragraph" style:list-style-name="WWNum1">
      <style:paragraph-properties fo:margin-left="0.751cm" fo:margin-right="0cm" fo:text-indent="-0.635cm" style:auto-text-indent="false"/>
    </style:style>
    <style:style style:name="P4" style:family="paragraph" style:parent-style-name="List_20_Paragraph">
      <style:paragraph-properties fo:margin-left="0.751cm" fo:margin-right="0cm" fo:text-indent="0cm" style:auto-text-indent="false"/>
    </style:style>
    <style:style style:name="T1" style:family="text">
      <style:text-properties fo:font-size="18pt" style:font-size-asian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FA7 - UML</text:span></text:p>
      <text:p text:style-name="Standard"/>
      <text:p text:style-name="Standard">Obs.: Para os diagramas abaixo utilize a ferramenta Astah Community</text:p>
      <text:p text:style-name="List_20_Paragraph"/>
      <text:list xml:id="list3403729229" text:style-name="WWNum1">
        <text:list-item>
          <text:p text:style-name="P3">Desenhe o diagrama de casos de uso para o sistema abaixo</text:p>
        </text:list-item>
      </text:list>
      <text:p text:style-name="P1">Uma universidade mantém dados sobre seus alunos e deseja um sistema que armazene e controle estas informações.</text:p>
      <text:p text:style-name="P1">A universidade mantém dados sobre os estudantes, tais como nome, matrícula, RG, endereço e telefone correntes, endereço e telefone permanentes, data de nascimento, sexo, departamento onde está matriculado (que é único), e tipo de programa (bacharelado, mestrado ou doutorado). Algumas aplicações precisam referir-se à cidade, Estado e CEP do endereço permanente do estudante, bem como a seu último nome. Tanto o RG como a matrícula possuem valores únicos para cada estudante.</text:p>
      <text:p text:style-name="P1">Cada departamento é descrito pelo nome, código, localização e telefone central. Tanto o nome quanto o código possuem valores únicos para cada departamento.</text:p>
      <text:p text:style-name="P1">Um departamento oferece várias disciplinas. Cada disciplina tem um nome, descrição, código (BD1, SOP, LP1, etc.), carga horária, número de créditos e departamento ofertante. O código é único para cada disciplina.</text:p>
      <text:p text:style-name="P1">Uma mesma disciplina pode ser oferecida várias vezes num mesmo semestre/ano. Isto é o que se chama de turma. Cada turma tem um professor, semestre, ano, disciplina e código da turma. O código da turma distingue diferentes turmas da mesma disciplina que são ensinadas num mesmo semestre/ano, possuindo valores de 1, 2, 3, ..., até o número de turmas ensinadas durante aquele semestre. Um aluno matricula-se em várias turmas.</text:p>
      <text:p text:style-name="P1">Cada professor tem um nome, RG, código, titulação (Bacharel, Especialista, Mestre ou Doutor), data de nascimento, data de ingresso na universidade e função (chefe de departamento, chefe de laboratório, etc.), se possuir.</text:p>
      <text:p text:style-name="P1">Existem aplicações que emitem relatórios de notas de estudante por turma e também listas de presenças e a relação de disciplinas X professores.</text:p>
      <text:p text:style-name="P4"/>
      <text:list xml:id="list73810666536409" text:continue-numbering="true" text:style-name="WWNum1">
        <text:list-item>
          <text:p text:style-name="P3">Cada membro da equipe escolhe um caso de uso da questão anterior e deve desenhar o diagrama de atividades do caso de uso.</text:p>
        </text:list-item>
        <text:list-item>
          <text:p text:style-name="P3">Para os diagramas de atividades da questão anterior, cada membro responsável deve escrever as especificações de caso de uso e de regras negócio.</text:p>
        </text:list-item>
        <text:list-item>
          <text:p text:style-name="P3">Desenhe o diagrama de classes para o sistema.</text:p>
        </text:list-item>
        <text:list-item>
          <text:p text:style-name="P3">O membro responsável por cada especificação de caso de uso deve desenhar o diagrama de sequência para o fluxo principal.</text:p>
        </text:list-item>
        <text:list-item>
          <text:p text:style-name="P3">Desenhe o diagrama de componentes para as classes que apareceram em todos os diagramas de sequência.</text:p>
        </text:list-item>
        <text:list-item>
          <text:p text:style-name="P3">Desenhe o diagrama de implantação/instalaçã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pt" fo:country="BR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45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Body_20_Text_20_Indent_20_3_20_Char" style:display-name="Body Text Indent 3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gis Simão</meta:initial-creator>
    <meta:editing-cycles>6</meta:editing-cycles>
    <meta:creation-date>2012-03-10T02:27:00</meta:creation-date>
    <dc:date>2018-11-23T07:38:08.227000000</dc:date>
    <meta:editing-duration>P4DT16H54M56S</meta:editing-duration>
    <meta:generator>LibreOffice/6.1.3.2$Windows_X86_64 LibreOffice_project/86daf60bf00efa86ad547e59e09d6bb77c699acb</meta:generator>
    <meta:document-statistic meta:table-count="0" meta:image-count="0" meta:object-count="0" meta:page-count="1" meta:paragraph-count="16" meta:word-count="392" meta:character-count="2460" meta:non-whitespace-character-count="2090"/>
    <meta:user-defined meta:name="AppVersion">14.0000</meta:user-defined>
    <meta:user-defined meta:name="Company">RP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